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plusbryan.com/my-first-5-minutes-on-a-server-or-essential-security-for-linux-servers">My First 5 Minutes On A Server; Or, Essential Security for Linux Servers</text:a> </text:h>
      <text:p text:style-name="Text_20_body"/>
      <text:p text:style-name="Text_20_body">Server security doesn’t need to be complicated. My security philosophy is simple: adopt principles that will protect you from the most frequent attack vectors, while keeping administration efficient enough that you won’t develop “security cruft”. If you use your first 5 minutes on a server wisely, I believe you can do that.</text:p>
      <text:p text:style-name="Text_20_body">Any seasoned sysadmin can tell you that as you grow and add more servers &amp; developers, user administration inevitably becomes a burden. Maintaining conventional access grants in the environment of a fast growing startup is an uphill battle - you’re bound to end up with stale passwords, abandoned intern accounts, and a myriad of “I have sudo access to Server A, but not Server B” issues. There are account sync tools to help mitigate this pain, but IMHO the incremental benefit isn’t worth the time nor the security downsides. Simplicity is the heart of good security.</text:p>
      <text:p text:style-name="Text_20_body">Our servers are configured with two accounts: root and deploy. The deploy user has sudo access via an arbitrarily long password and is the account that developers log into. Developers log in with their public keys, not passwords, so administration is as simple as keeping the <text:span text:style-name="Emphasis">authorized_keys</text:span> file up-to-date across servers. Root login over ssh is disabled, and the deploy user can only log in from our office IP block.</text:p>
      <text:p text:style-name="Text_20_body">The downside to our approach is that if an authorized_keys file gets clobbered or mis-permissioned, I need to log into the remote terminal to fix it (Linode offers something called Lish, which runs in the browser). If you take appropriate caution, you shouldn’t need to do this.</text:p>
      <text:p text:style-name="Text_20_body"><text:span text:style-name="Emphasis">Note: I’m not advocating this as the most secure approach - just that it balances security and management simplicity for our small team. From my experience, most security breaches are caused either by insufficient security procedures or sufficient procedures poorly maintained.</text:span></text:p>
      <text:p text:style-name="Text_20_body"><text:span text:style-name="Strong_20_Emphasis"/></text:p>
      <text:p text:style-name="Text_20_body"><text:span text:style-name="Strong_20_Emphasis">Let’s Get Started</text:span></text:p>
      <text:p text:style-name="Text_20_body">Our box is freshly hatched, virgin pixels at the prompt. I favor Ubuntu; if you use another version of linux, your commands may vary. Five minutes to go:</text:p>
      <text:p text:style-name="P1"><text:span text:style-name="Source_20_Text">passwd</text:span></text:p>
      <text:p text:style-name="Text_20_body">Change the root password to something long and complex. You won’t need to remember it, just store it somewhere secure - this password will only be needed if you lose the ability to log in over ssh or lose your sudo password.</text:p>
      <text:p text:style-name="Preformatted_20_Text"><text:span text:style-name="Source_20_Text"/></text:p>
      <text:p text:style-name="Preformatted_20_Text"><text:span text:style-name="Source_20_Text">apt-get update</text:span></text:p>
      <text:p text:style-name="P1"><text:span text:style-name="Source_20_Text">apt-get upgrade</text:span></text:p>
      <text:p text:style-name="Text_20_body">The above gets us started on the right foot.</text:p>
      <text:p text:style-name="Text_20_body"><text:span text:style-name="Strong_20_Emphasis"/></text:p>
      <text:p text:style-name="Text_20_body"><text:span text:style-name="Strong_20_Emphasis">Install Fail2ban</text:span></text:p>
      <text:p text:style-name="P1"><text:soft-page-break/><text:span text:style-name="Source_20_Text">apt-get install fail2ban</text:span></text:p>
      <text:p text:style-name="Text_20_body"><text:a xlink:type="simple" xlink:href="http://www.fail2ban.org/wiki/index.php/Main_Page">Fail2ban</text:a> is a daemon that monitors login attempts to a server and blocks suspicious activity as it occurs. It’s well configured out of the box.</text:p>
      <text:p text:style-name="Text_20_body">Now, let’s set up your login user. Feel free to name the user something besides ‘deploy’, it’s just a convention we use:</text:p>
      <text:p text:style-name="Preformatted_20_Text"><text:span text:style-name="Source_20_Text">useradd deploy</text:span></text:p>
      <text:p text:style-name="Preformatted_20_Text"><text:span text:style-name="Source_20_Text">mkdir /home/deploy</text:span></text:p>
      <text:p text:style-name="Preformatted_20_Text"><text:span text:style-name="Source_20_Text">mkdir /home/deploy/.ssh</text:span></text:p>
      <text:p text:style-name="P1"><text:span text:style-name="Source_20_Text">chmod 700 /home/deploy/.ssh</text:span></text:p>
      <text:p text:style-name="Text_20_body"><text:span text:style-name="Strong_20_Emphasis"/></text:p>
      <text:p text:style-name="Text_20_body"><text:span text:style-name="Strong_20_Emphasis">Require public key authentication</text:span></text:p>
      <text:p text:style-name="Text_20_body">The days of passwords are over. You’ll enhance security and ease of use in one fell swoop by ditching those passwords and employing <text:a xlink:type="simple" xlink:href="http://en.wikipedia.org/wiki/Public-key_cryptography">public key authentication</text:a> for your user accounts. </text:p>
      <text:p text:style-name="P1"><text:span text:style-name="Source_20_Text">vim /home/deploy/.ssh/authorized_keys</text:span></text:p>
      <text:p text:style-name="Text_20_body">Add the contents of the id_rsa.pub on your local machine and any other public keys that you want to have access to this server to this file.</text:p>
      <text:p text:style-name="Preformatted_20_Text"><text:span text:style-name="Source_20_Text">chmod 400 /home/deploy/.ssh/authorized_keys</text:span></text:p>
      <text:p text:style-name="P1"><text:span text:style-name="Source_20_Text">chown deploy:deploy /home/deploy -R</text:span></text:p>
      <text:p text:style-name="Text_20_body"><text:span text:style-name="Strong_20_Emphasis"/></text:p>
      <text:p text:style-name="Text_20_body"><text:span text:style-name="Strong_20_Emphasis">Test The New User &amp; Enable Sudo</text:span></text:p>
      <text:p text:style-name="Text_20_body">Now test your new account logging into your new server with the deploy user (keep the terminal window with the root login open). If you’re successful, switch back to the terminal with the root user active and set a sudo password for your login user:</text:p>
      <text:p text:style-name="P1"><text:span text:style-name="Source_20_Text">passwd deploy</text:span></text:p>
      <text:p text:style-name="Text_20_body">Set a complex password - you can either store it somewhere secure or make it something memorable to the team. This is the password you’ll use to sudo.</text:p>
      <text:p text:style-name="P1"><text:span text:style-name="Source_20_Text">visudo</text:span></text:p>
      <text:p text:style-name="Text_20_body">Comment all existing user/group grant lines and add:</text:p>
      <text:p text:style-name="Preformatted_20_Text"><text:span text:style-name="Source_20_Text">root <text:s text:c="3"/>ALL=(ALL) ALL</text:span></text:p>
      <text:p text:style-name="P1"><text:span text:style-name="Source_20_Text">deploy <text:s/>ALL=(ALL) ALL</text:span></text:p>
      <text:p text:style-name="Text_20_body">The above grants sudo access to the deploy user when they enter the proper password. </text:p>
      <text:p text:style-name="Text_20_body"><text:span text:style-name="Strong_20_Emphasis"/></text:p>
      <text:p text:style-name="Text_20_body"><text:span text:style-name="Strong_20_Emphasis">Lock Down SSH</text:span></text:p>
      <text:p text:style-name="Text_20_body">Configure ssh to prevent password &amp; root logins and lock ssh to particular IPs:</text:p>
      <text:p text:style-name="P1"><text:span text:style-name="Source_20_Text">vim /etc/ssh/sshd_config</text:span></text:p>
      <text:p text:style-name="Text_20_body">Add these lines to the file, inserting the ip address from where you will be connecting:</text:p>
      <text:p text:style-name="Preformatted_20_Text"><text:soft-page-break/><text:span text:style-name="Source_20_Text">PermitRootLogin no</text:span></text:p>
      <text:p text:style-name="Preformatted_20_Text"><text:span text:style-name="Source_20_Text">PasswordAuthentication no</text:span></text:p>
      <text:p text:style-name="P1"><text:span text:style-name="Source_20_Text">AllowUsers deploy@(your-ip) deploy@(another-ip-if-any)</text:span></text:p>
      <text:p text:style-name="Text_20_body">Now restart ssh:</text:p>
      <text:p text:style-name="P1"><text:span text:style-name="Source_20_Text">service ssh restart</text:span></text:p>
      <text:p text:style-name="Text_20_body"><text:span text:style-name="Strong_20_Emphasis"/></text:p>
      <text:p text:style-name="Text_20_body"><text:span text:style-name="Strong_20_Emphasis">Set Up A Firewall</text:span></text:p>
      <text:p text:style-name="Text_20_body">No secure server is complete without a firewall. Ubuntu provides ufw, which makes firewall management easy. Run:</text:p>
      <text:p text:style-name="Preformatted_20_Text"><text:span text:style-name="Source_20_Text">ufw allow from {your-ip} to any port 22</text:span></text:p>
      <text:p text:style-name="Preformatted_20_Text"><text:span text:style-name="Source_20_Text">ufw allow 80</text:span></text:p>
      <text:p text:style-name="Preformatted_20_Text"><text:span text:style-name="Source_20_Text">ufw allow 443</text:span></text:p>
      <text:p text:style-name="P1"><text:span text:style-name="Source_20_Text">ufw enable</text:span></text:p>
      <text:p text:style-name="Text_20_body">This sets up a basic firewall and configures the server to accept traffic over port 80 and 443. You may wish to add more ports depending on what your server is going to do.</text:p>
      <text:p text:style-name="Text_20_body"><text:span text:style-name="Strong_20_Emphasis"/></text:p>
      <text:p text:style-name="Text_20_body"><text:span text:style-name="Strong_20_Emphasis">Enable Automatic Security Updates</text:span></text:p>
      <text:p text:style-name="Text_20_body">I’ve gotten into the <text:span text:style-name="Emphasis">apt-get update/upgrade</text:span> habit over the years, but with a dozen servers, I found that servers I logged into less frequently weren’t staying as fresh. Especially with load-balanced machines, it’s important that they all stay up to date. Automated security updates scare me somewhat, but not as badly as unpatched security holes.</text:p>
      <text:p text:style-name="Preformatted_20_Text"><text:span text:style-name="Source_20_Text">apt-get install unattended-upgrades</text:span></text:p>
      <text:p text:style-name="Preformatted_20_Text"/>
      <text:p text:style-name="P1"><text:span text:style-name="Source_20_Text">vim /etc/apt/apt.conf.d/10periodic</text:span></text:p>
      <text:p text:style-name="Text_20_body">Update the file to look like this:</text:p>
      <text:p text:style-name="Preformatted_20_Text"><text:span text:style-name="Source_20_Text">APT::Periodic::Update-Package-Lists "1";</text:span></text:p>
      <text:p text:style-name="Preformatted_20_Text"><text:span text:style-name="Source_20_Text">APT::Periodic::Download-Upgradeable-Packages "1";</text:span></text:p>
      <text:p text:style-name="Preformatted_20_Text"><text:span text:style-name="Source_20_Text">APT::Periodic::AutocleanInterval "7";</text:span></text:p>
      <text:p text:style-name="P1"><text:span text:style-name="Source_20_Text">APT::Periodic::Unattended-Upgrade "1";</text:span></text:p>
      <text:p text:style-name="Text_20_body">One more config file to edit:</text:p>
      <text:p text:style-name="P1"><text:span text:style-name="Source_20_Text">vim /etc/apt/apt.conf.d/50unattended-upgrades</text:span></text:p>
      <text:p text:style-name="Text_20_body">Update the file to look like below. You should probably keep updates disabled and stick with security updates only:</text:p>
      <text:p text:style-name="Preformatted_20_Text"><text:span text:style-name="Source_20_Text">Unattended-Upgrade::Allowed-Origins {</text:span></text:p>
      <text:p text:style-name="Preformatted_20_Text"><text:span text:style-name="Source_20_Text"><text:s text:c="8"/>"Ubuntu lucid-security";</text:span></text:p>
      <text:p text:style-name="Preformatted_20_Text"><text:span text:style-name="Source_20_Text">// <text:s text:c="5"/>"Ubuntu lucid-updates";</text:span></text:p>
      <text:p text:style-name="P1"><text:span text:style-name="Source_20_Text">};</text:span></text:p>
      <text:p text:style-name="Text_20_body"><text:span text:style-name="Strong_20_Emphasis"/></text:p>
      <text:p text:style-name="Text_20_body"><text:span text:style-name="Strong_20_Emphasis">Install Logwatch To Keep An Eye On Things</text:span></text:p>
      <text:p text:style-name="Text_20_body"><text:soft-page-break/><text:a xlink:type="simple" xlink:href="http://linux.die.net/man/8/logwatch">Logwatch</text:a> is a daemon that monitors your logs and emails them to you. This is useful for tracking and detecting intrusion. If someone were to access your server, the logs that are emailed to you will be helpful in determining what happened and when - as the logs on your server might have been compromised.</text:p>
      <text:p text:style-name="Preformatted_20_Text"><text:span text:style-name="Source_20_Text">apt-get install logwatch</text:span></text:p>
      <text:p text:style-name="Preformatted_20_Text"/>
      <text:p text:style-name="P1"><text:span text:style-name="Source_20_Text">vim /etc/cron.daily/00logwatch</text:span></text:p>
      <text:p text:style-name="Text_20_body">add this line:</text:p>
      <text:p text:style-name="P1"><text:span text:style-name="Source_20_Text">/usr/sbin/logwatch --output mail --mailto test@gmail.com --detail high</text:span></text:p>
      <text:p text:style-name="Text_20_body"><text:span text:style-name="Strong_20_Emphasis"/></text:p>
      <text:p text:style-name="Text_20_body"><text:span text:style-name="Strong_20_Emphasis">All Done!</text:span></text:p>
      <text:p text:style-name="Text_20_body">I think we’re at a solid place now. In just a few minutes, we’ve locked down a server and set up a level of security that should repel most attacks while being easy to maintain. At the end of the day, it’s almost always user error that causes break-ins, so make sure you keep those passwords long and saf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meta:initial-creator>
    <meta:creation-date>2014-04-28T10:24:38</meta:creation-date>
    <dc:date>2014-04-28T10:25:56</dc:date>
    <dc:creator>Vladimir </dc:creator>
    <meta:editing-duration>P0D</meta:editing-duration>
    <meta:editing-cycles>1</meta:editing-cycles>
    <meta:document-statistic meta:table-count="0" meta:image-count="0" meta:object-count="0" meta:page-count="4" meta:paragraph-count="76" meta:word-count="1024" meta:character-count="6343" meta:non-whitespace-character-count="5378"/>
    <meta:generator>LibreOffice/3.5$Linux_X86_64 LibreOffice_project/350m1$Build-2</meta:generator>
  </office:meta>
</office:document-meta>
</file>